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5.1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56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c3c3c" style:font-name="Liberation Sans" fo:font-size="10.3999996185303pt" fo:language="none" fo:country="none" style:font-name-asian="Ubuntu" style:font-size-asian="10.3999996185303pt" style:language-asian="none" style:country-asian="none" style:font-name-complex="Ubuntu" style:font-size-complex="10.3999996185303pt" style:language-complex="none" style:country-complex="none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kipping Work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kipping works</text:p>
          </table:table-cell>
          <table:table-cell table:number-columns-repeated="3"/>
          <table:table-cell office:value-type="string" calcext:value-type="string">
            <text:p>Big picture:</text:p>
          </table:table-cell>
          <table:table-cell/>
        </table:table-row>
        <table:table-row table:style-name="ro1">
          <table:table-cell office:value-type="string" calcext:value-type="string">
            <text:p>total number of pages in warcs</text:p>
          </table:table-cell>
          <table:table-cell office:value-type="float" office:value="88895983" calcext:value-type="float">
            <text:p>8889598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otal number of pages in warcs</text:p>
          </table:table-cell>
          <table:table-cell office:value-type="float" office:value="88895983" calcext:value-type="float">
            <text:p>88895983</text:p>
          </table:table-cell>
        </table:table-row>
        <table:table-row table:style-name="ro1">
          <table:table-cell office:value-type="string" calcext:value-type="string">
            <text:p>how many are skipped due to mime type</text:p>
          </table:table-cell>
          <table:table-cell office:value-type="float" office:value="40321560" calcext:value-type="float">
            <text:p>40321560</text:p>
          </table:table-cell>
          <table:table-cell table:number-columns-repeated="2"/>
          <table:table-cell office:value-type="string" calcext:value-type="string">
            <text:p>no microdata from:</text:p>
          </table:table-cell>
          <table:table-cell office:value-type="float" office:value="70866851" calcext:value-type="float">
            <text:p>7086685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crodata is extracted from:</text:p>
          </table:table-cell>
          <table:table-cell office:value-type="float" office:value="18029132" calcext:value-type="float">
            <text:p>18029132</text:p>
          </table:table-cell>
        </table:table-row>
        <table:table-row table:style-name="ro1">
          <table:table-cell office:value-type="string" calcext:value-type="string">
            <text:p>how many in the size limit / out of size limit</text:p>
          </table:table-cell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umber of pages that actually have microdata</text:p>
          </table:table-cell>
          <table:table-cell office:value-type="float" office:value="400614" calcext:value-type="float">
            <text:p>4006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 triples found</text:p>
          </table:table-cell>
          <table:table-cell office:value-type="float" office:value="16904911" calcext:value-type="float">
            <text:p>16904911</text:p>
          </table:table-cell>
        </table:table-row>
        <table:table-row table:style-name="ro1">
          <table:table-cell office:value-type="string" calcext:value-type="string">
            <text:p>All ignored</text:p>
          </table:table-cell>
          <table:table-cell table:formula="of:=SUM(['Skipping Works'.B10:.B21])" office:value-type="float" office:value="70866851" calcext:value-type="float">
            <text:p>70866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gnore due to file type size goal 0 </text:p>
          </table:table-cell>
          <table:table-cell office:value-type="float" office:value="40321560" calcext:value-type="float">
            <text:p>403215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llPointerException when extracting Content-Length </text:p>
          </table:table-cell>
          <table:table-cell office:value-type="float" office:value="27526694" calcext:value-type="float">
            <text:p>275266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header is null </text:p>
          </table:table-cell>
          <table:table-cell office:value-type="float" office:value="1835343" calcext:value-type="float">
            <text:p>1835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FormatException when extracting Content-Type </text:p>
          </table:table-cell>
          <table:table-cell office:value-type="float" office:value="739531" calcext:value-type="float">
            <text:p>739531</text:p>
          </table:table-cell>
          <table:table-cell table:number-columns-repeated="2"/>
          <table:table-cell office:value-type="string" calcext:value-type="string">
            <text:p>Why is microdata not extracted?</text:p>
          </table:table-cell>
          <table:table-cell/>
        </table:table-row>
        <table:table-row table:style-name="ro1">
          <table:table-cell office:value-type="string" calcext:value-type="string">
            <text:p>ExtractionException </text:p>
          </table:table-cell>
          <table:table-cell office:value-type="float" office:value="276758" calcext:value-type="float">
            <text:p>276758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'Skipping Works'.F15:.F26])" office:value-type="float" office:value="70866851" calcext:value-type="float">
            <text:p>70866851</text:p>
          </table:table-cell>
        </table:table-row>
        <table:table-row table:style-name="ro1">
          <table:table-cell office:value-type="string" calcext:value-type="string">
            <text:p>RuntimeException </text:p>
          </table:table-cell>
          <table:table-cell office:value-type="float" office:value="132879" calcext:value-type="float">
            <text:p>132879</text:p>
          </table:table-cell>
          <table:table-cell table:number-columns-repeated="2"/>
          <table:table-cell office:value-type="string" calcext:value-type="string">
            <text:p>skipped due to mime type</text:p>
          </table:table-cell>
          <table:table-cell office:value-type="float" office:value="40321560" calcext:value-type="float">
            <text:p>40321560</text:p>
          </table:table-cell>
        </table:table-row>
        <table:table-row table:style-name="ro1">
          <table:table-cell office:value-type="string" calcext:value-type="string">
            <text:p>Ignore empty header </text:p>
          </table:table-cell>
          <table:table-cell office:value-type="float" office:value="16677" calcext:value-type="float">
            <text:p>16677</text:p>
          </table:table-cell>
          <table:table-cell table:number-columns-repeated="2"/>
          <table:table-cell office:value-type="string" calcext:value-type="string">
            <text:p>NullPointerException when extracting Content-Length </text:p>
          </table:table-cell>
          <table:table-cell office:value-type="float" office:value="27526694" calcext:value-type="float">
            <text:p>27526694</text:p>
          </table:table-cell>
        </table:table-row>
        <table:table-row table:style-name="ro1">
          <table:table-cell office:value-type="string" calcext:value-type="string">
            <text:p>UnsupportedCharsetException </text:p>
          </table:table-cell>
          <table:table-cell office:value-type="float" office:value="14233" calcext:value-type="float">
            <text:p>14233</text:p>
          </table:table-cell>
          <table:table-cell table:number-columns-repeated="2"/>
          <table:table-cell office:value-type="string" calcext:value-type="string">
            <text:p>httpheader is null </text:p>
          </table:table-cell>
          <table:table-cell office:value-type="float" office:value="1835343" calcext:value-type="float">
            <text:p>1835343</text:p>
          </table:table-cell>
        </table:table-row>
        <table:table-row table:style-name="ro2">
          <table:table-cell office:value-type="string" calcext:value-type="string">
            <text:p>metadata </text:p>
          </table:table-cell>
          <table:table-cell table:style-name="ce1" office:value-type="float" office:value="2698" calcext:value-type="float">
            <text:p>2698</text:p>
          </table:table-cell>
          <table:table-cell table:number-columns-repeated="2"/>
          <table:table-cell office:value-type="string" calcext:value-type="string">
            <text:p>NumberFormatException when extracting Content-Type </text:p>
          </table:table-cell>
          <table:table-cell office:value-type="float" office:value="739531" calcext:value-type="float">
            <text:p>739531</text:p>
          </table:table-cell>
        </table:table-row>
        <table:table-row table:style-name="ro1">
          <table:table-cell office:value-type="string" calcext:value-type="string">
            <text:p>Ignore due to file type size goal 13000000 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ExtractionException </text:p>
          </table:table-cell>
          <table:table-cell office:value-type="float" office:value="276758" calcext:value-type="float">
            <text:p>276758</text:p>
          </table:table-cell>
        </table:table-row>
        <table:table-row table:style-name="ro1">
          <table:table-cell office:value-type="string" calcext:value-type="string">
            <text:p>ArrayIndexOutOfBoundsException when creating NQuads 154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string" calcext:value-type="string">
            <text:p>RuntimeException </text:p>
          </table:table-cell>
          <table:table-cell office:value-type="float" office:value="132879" calcext:value-type="float">
            <text:p>132879</text:p>
          </table:table-cell>
        </table:table-row>
        <table:table-row table:style-name="ro1">
          <table:table-cell office:value-type="string" calcext:value-type="string">
            <text:p>NumberFormatException when extracting Content-Length 2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Ignore empty header </text:p>
          </table:table-cell>
          <table:table-cell office:value-type="float" office:value="16677" calcext:value-type="float">
            <text:p>1667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nsupportedCharsetException </text:p>
          </table:table-cell>
          <table:table-cell office:value-type="float" office:value="14233" calcext:value-type="float">
            <text:p>1423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etadata </text:p>
          </table:table-cell>
          <table:table-cell table:style-name="ce1"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all exceptions:</text:p>
          </table:table-cell>
          <table:table-cell office:value-type="float" office:value="28690272" calcext:value-type="float">
            <text:p>28690272</text:p>
          </table:table-cell>
          <table:table-cell table:number-columns-repeated="2"/>
          <table:table-cell office:value-type="string" calcext:value-type="string">
            <text:p>skipped due to size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NullPointerException when extracting Content-Length </text:p>
          </table:table-cell>
          <table:table-cell office:value-type="float" office:value="27526694" calcext:value-type="float">
            <text:p>27526694</text:p>
          </table:table-cell>
          <table:table-cell table:number-columns-repeated="2"/>
          <table:table-cell office:value-type="string" calcext:value-type="string">
            <text:p>ArrayIndexOutOfBoundsException when creating Nquads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NumberFormatException when extracting Content-Type </text:p>
          </table:table-cell>
          <table:table-cell office:value-type="float" office:value="739531" calcext:value-type="float">
            <text:p>739531</text:p>
          </table:table-cell>
          <table:table-cell table:number-columns-repeated="2"/>
          <table:table-cell office:value-type="string" calcext:value-type="string">
            <text:p>NumberFormatException when extracting Content-Length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xtractionException </text:p>
          </table:table-cell>
          <table:table-cell office:value-type="float" office:value="276758" calcext:value-type="float">
            <text:p>2767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timeException </text:p>
          </table:table-cell>
          <table:table-cell office:value-type="float" office:value="132879" calcext:value-type="float">
            <text:p>132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supportedCharsetException </text:p>
          </table:table-cell>
          <table:table-cell office:value-type="float" office:value="14233" calcext:value-type="float">
            <text:p>14233</text:p>
          </table:table-cell>
          <table:table-cell table:number-columns-repeated="2"/>
          <table:table-cell office:value-type="string" calcext:value-type="string">
            <text:p>When extraction is attempted but it is not succesful</text:p>
          </table:table-cell>
          <table:table-cell/>
        </table:table-row>
        <table:table-row table:style-name="ro1">
          <table:table-cell office:value-type="string" calcext:value-type="string">
            <text:p>ArrayIndexOutOfBoundsException when creating NQuads 154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string" calcext:value-type="string">
            <text:p>only extraction exceptions:</text:p>
          </table:table-cell>
          <table:table-cell office:value-type="float" office:value="424024" calcext:value-type="float">
            <text:p>424024</text:p>
          </table:table-cell>
        </table:table-row>
        <table:table-row table:style-name="ro1">
          <table:table-cell office:value-type="string" calcext:value-type="string">
            <text:p>NumberFormatException when extracting Content-Length 2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ExtractionException </text:p>
          </table:table-cell>
          <table:table-cell office:value-type="float" office:value="276758" calcext:value-type="float">
            <text:p>2767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untimeException </text:p>
          </table:table-cell>
          <table:table-cell office:value-type="float" office:value="132879" calcext:value-type="float">
            <text:p>1328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nsupportedCharsetException </text:p>
          </table:table-cell>
          <table:table-cell office:value-type="float" office:value="14233" calcext:value-type="float">
            <text:p>14233</text:p>
          </table:table-cell>
        </table:table-row>
        <table:table-row table:style-name="ro1">
          <table:table-cell office:value-type="string" calcext:value-type="string">
            <text:p>only extraction exceptions:</text:p>
          </table:table-cell>
          <table:table-cell office:value-type="float" office:value="424024" calcext:value-type="float">
            <text:p>424024</text:p>
          </table:table-cell>
          <table:table-cell table:number-columns-repeated="2"/>
          <table:table-cell office:value-type="string" calcext:value-type="string">
            <text:p>ArrayIndexOutOfBoundsException when creating NQuads 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xtractionException </text:p>
          </table:table-cell>
          <table:table-cell office:value-type="float" office:value="276758" calcext:value-type="float">
            <text:p>2767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timeException </text:p>
          </table:table-cell>
          <table:table-cell office:value-type="float" office:value="132879" calcext:value-type="float">
            <text:p>132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supportedCharsetException </text:p>
          </table:table-cell>
          <table:table-cell office:value-type="float" office:value="14233" calcext:value-type="float">
            <text:p>14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ayIndexOutOfBoundsException when creating NQuads 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er of pages from which microdata extraction is run on without exceptions:</text:p>
          </table:table-cell>
          <table:table-cell office:value-type="float" office:value="18029132" calcext:value-type="float">
            <text:p>18029132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number of pages that actually have microdata</text:p>
          </table:table-cell>
          <table:table-cell office:value-type="float" office:value="400614" calcext:value-type="float">
            <text:p>400614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otal triples found</text:p>
          </table:table-cell>
          <table:table-cell office:value-type="float" office:value="16904911" calcext:value-type="float">
            <text:p>16904911</text:p>
          </table:table-cell>
          <table:table-cell table:number-columns-repeated="4"/>
        </table:table-row>
      </table:table>
      <table:table table:name="Extracted from all files" table:style-name="ta1"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nothing is skipped</text:p>
          </table:table-cell>
          <table:table-cell/>
        </table:table-row>
        <table:table-row table:style-name="ro1">
          <table:table-cell office:value-type="string" calcext:value-type="string">
            <text:p>total number of pages in warcs</text:p>
          </table:table-cell>
          <table:table-cell table:style-name="ce2" office:value-type="float" office:value="88895983" calcext:value-type="float">
            <text:p>8889598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ow many are skipped due to mime typ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ow many in the size limit / out of size limi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ll ignored</text:p>
          </table:table-cell>
          <table:table-cell office:value-type="float" office:value="427339" calcext:value-type="float">
            <text:p>427339</text:p>
          </table:table-cell>
        </table:table-row>
        <table:table-row table:style-name="ro1">
          <table:table-cell office:value-type="string" calcext:value-type="string">
            <text:p>ExtractionException 276758</text:p>
          </table:table-cell>
          <table:table-cell office:value-type="float" office:value="276758" calcext:value-type="float">
            <text:p>276758</text:p>
          </table:table-cell>
        </table:table-row>
        <table:table-row table:style-name="ro1">
          <table:table-cell office:value-type="string" calcext:value-type="string">
            <text:p>RuntimeException </text:p>
          </table:table-cell>
          <table:table-cell office:value-type="float" office:value="135577" calcext:value-type="float">
            <text:p>135577</text:p>
          </table:table-cell>
        </table:table-row>
        <table:table-row table:style-name="ro1">
          <table:table-cell office:value-type="string" calcext:value-type="string">
            <text:p>UnsupportedCharsetException </text:p>
          </table:table-cell>
          <table:table-cell office:value-type="float" office:value="14233" calcext:value-type="float">
            <text:p>14233</text:p>
          </table:table-cell>
        </table:table-row>
        <table:table-row table:style-name="ro1">
          <table:table-cell office:value-type="string" calcext:value-type="string">
            <text:p>ArrayIndexOutOfBoundsException when creating NQuads 15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'ascii' codec can't encode characters in position 25-26: ordinal not in range(128) 60</text:p>
          </table:table-cell>
          <table:table-cell office:value-type="float" office:value="617" calcext:value-type="float">
            <text:p>617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>
          <table:table-cell office:value-type="string" calcext:value-type="string">
            <text:p>all exceptions</text:p>
          </table:table-cell>
          <table:table-cell/>
        </table:table-row>
        <table:table-row table:style-name="ro1">
          <table:table-cell office:value-type="string" calcext:value-type="string">
            <text:p>ExtractionException 276758</text:p>
          </table:table-cell>
          <table:table-cell office:value-type="float" office:value="276758" calcext:value-type="float">
            <text:p>276758</text:p>
          </table:table-cell>
        </table:table-row>
        <table:table-row table:style-name="ro1">
          <table:table-cell office:value-type="string" calcext:value-type="string">
            <text:p>RuntimeException 135577</text:p>
          </table:table-cell>
          <table:table-cell office:value-type="float" office:value="135577" calcext:value-type="float">
            <text:p>135577</text:p>
          </table:table-cell>
        </table:table-row>
        <table:table-row table:style-name="ro1">
          <table:table-cell office:value-type="string" calcext:value-type="string">
            <text:p>UnsupportedCharsetException 14233</text:p>
          </table:table-cell>
          <table:table-cell office:value-type="float" office:value="14233" calcext:value-type="float">
            <text:p>14233</text:p>
          </table:table-cell>
        </table:table-row>
        <table:table-row table:style-name="ro1">
          <table:table-cell office:value-type="string" calcext:value-type="string">
            <text:p>ArrayIndexOutOfBoundsException when creating NQuads 154</text:p>
          </table:table-cell>
          <table:table-cell office:value-type="float" office:value="154" calcext:value-type="float">
            <text:p>154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only extraction exceptions</text:p>
          </table:table-cell>
          <table:table-cell office:value-type="float" office:value="426722" calcext:value-type="float">
            <text:p>426722</text:p>
          </table:table-cell>
        </table:table-row>
        <table:table-row table:style-name="ro1">
          <table:table-cell office:value-type="string" calcext:value-type="string">
            <text:p>ExtractionException 276758</text:p>
          </table:table-cell>
          <table:table-cell office:value-type="float" office:value="276758" calcext:value-type="float">
            <text:p>276758</text:p>
          </table:table-cell>
        </table:table-row>
        <table:table-row table:style-name="ro1">
          <table:table-cell office:value-type="string" calcext:value-type="string">
            <text:p>RuntimeException 135577</text:p>
          </table:table-cell>
          <table:table-cell office:value-type="float" office:value="135577" calcext:value-type="float">
            <text:p>135577</text:p>
          </table:table-cell>
        </table:table-row>
        <table:table-row table:style-name="ro1">
          <table:table-cell office:value-type="string" calcext:value-type="string">
            <text:p>UnsupportedCharsetException 14233</text:p>
          </table:table-cell>
          <table:table-cell office:value-type="float" office:value="14233" calcext:value-type="float">
            <text:p>14233</text:p>
          </table:table-cell>
        </table:table-row>
        <table:table-row table:style-name="ro1">
          <table:table-cell office:value-type="string" calcext:value-type="string">
            <text:p>ArrayIndexOutOfBoundsException when creating NQuads 15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umber of pages that are used for microdata extraction</text:p>
          </table:table-cell>
          <table:table-cell office:value-type="float" office:value="88468644" calcext:value-type="float">
            <text:p>8846864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number of pages that actually have microdata</text:p>
          </table:table-cell>
          <table:table-cell office:value-type="float" office:value="400614" calcext:value-type="float">
            <text:p>40061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otal triples found</text:p>
          </table:table-cell>
          <table:table-cell office:value-type="float" office:value="16904911" calcext:value-type="float">
            <text:p>169049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0:57:36.378460873</meta:creation-date>
    <dc:date>2018-03-15T11:41:11.651570487</dc:date>
    <meta:editing-duration>PT22M15S</meta:editing-duration>
    <meta:editing-cycles>7</meta:editing-cycles>
    <meta:generator>LibreOffice/5.1.6.2$Linux_X86_64 LibreOffice_project/10m0$Build-2</meta:generator>
    <meta:document-statistic meta:table-count="2" meta:cell-count="158" meta:object-count="0"/>
  </office:meta>
</office:document-meta>
</file>